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f9d" officeooo:paragraph-rsid="00065f9d"/>
    </style:style>
    <style:style style:name="P2" style:family="paragraph" style:parent-style-name="Standard">
      <style:text-properties officeooo:rsid="00068da0" officeooo:paragraph-rsid="00068da0"/>
    </style:style>
    <style:style style:name="P3" style:family="paragraph" style:parent-style-name="Standard">
      <style:text-properties officeooo:rsid="00068da0" officeooo:paragraph-rsid="000b2c3d"/>
    </style:style>
    <style:style style:name="P4" style:family="paragraph" style:parent-style-name="Standard">
      <style:text-properties officeooo:rsid="0010df17" officeooo:paragraph-rsid="000fe05d"/>
    </style:style>
    <style:style style:name="P5" style:family="paragraph" style:parent-style-name="Standard">
      <style:text-properties officeooo:rsid="00119030" officeooo:paragraph-rsid="00119030"/>
    </style:style>
    <style:style style:name="P6" style:family="paragraph" style:parent-style-name="Heading_20_3">
      <style:text-properties officeooo:paragraph-rsid="00189fd4"/>
    </style:style>
    <style:style style:name="P7" style:family="paragraph" style:parent-style-name="Preformatted_20_Text">
      <style:text-properties fo:color="#000000" style:font-name="DejaVu Sans Mono" fo:font-size="8pt" officeooo:paragraph-rsid="001b9aba" style:font-size-asian="8pt" style:font-size-complex="8pt"/>
    </style:style>
    <style:style style:name="P8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 style:font-name="DejaVu Sans Mono" fo:font-size="8pt" style:font-size-asian="8pt" style:font-size-complex="8pt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font-name="DejaVu Sans Mono" fo:font-size="8pt" style:font-size-asian="8pt" style:font-size-complex="8pt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font-name="DejaVu Sans Mono" fo:font-size="8pt" officeooo:paragraph-rsid="00216b12" style:font-size-asian="8pt" style:font-size-complex="8pt"/>
    </style:style>
    <style:style style:name="P11" style:family="paragraph" style:parent-style-name="Standard" style:list-style-name="L1">
      <style:text-properties officeooo:rsid="00068da0" officeooo:paragraph-rsid="00068da0"/>
    </style:style>
    <style:style style:name="P12" style:family="paragraph" style:parent-style-name="Standard" style:list-style-name="L2">
      <style:text-properties officeooo:rsid="0007e7f0" officeooo:paragraph-rsid="0007e7f0"/>
    </style:style>
    <style:style style:name="P13" style:family="paragraph" style:parent-style-name="Standard" style:list-style-name="L2">
      <style:text-properties officeooo:rsid="000996ec" officeooo:paragraph-rsid="0007e7f0"/>
    </style:style>
    <style:style style:name="P14" style:family="paragraph" style:parent-style-name="Standard" style:list-style-name="L3">
      <style:text-properties officeooo:rsid="000eac52" officeooo:paragraph-rsid="000eac52"/>
    </style:style>
    <style:style style:name="P15" style:family="paragraph" style:parent-style-name="Standard" style:list-style-name="L3">
      <style:text-properties officeooo:rsid="000fe05d" officeooo:paragraph-rsid="000fe05d"/>
    </style:style>
    <style:style style:name="P16" style:family="paragraph" style:parent-style-name="Standard">
      <style:text-properties officeooo:rsid="001e4742" officeooo:paragraph-rsid="001b9aba"/>
    </style:style>
    <style:style style:name="P17" style:family="paragraph" style:parent-style-name="Standard">
      <style:text-properties officeooo:rsid="00119030" officeooo:paragraph-rsid="00119030"/>
    </style:style>
    <style:style style:name="T1" style:family="text">
      <style:text-properties officeooo:rsid="000eac52"/>
    </style:style>
    <style:style style:name="T2" style:family="text">
      <style:text-properties style:font-name="Liberation Sans" fo:font-size="14.1000003814697pt" fo:font-weight="bold" officeooo:rsid="000eac52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3" style:family="text">
      <style:text-properties style:font-name="Liberation Sans" fo:font-size="14.1000003814697pt" fo:font-weight="bold" officeooo:rsid="0016f9a4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4" style:family="text">
      <style:text-properties style:font-name="Liberation Sans" fo:font-size="14.1000003814697pt" fo:font-weight="bold" officeooo:rsid="0019ba5d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5" style:family="text">
      <style:text-properties officeooo:rsid="0014c0d5"/>
    </style:style>
    <style:style style:name="T6" style:family="text">
      <style:text-properties officeooo:rsid="001f8db5"/>
    </style:style>
    <style:style style:name="T7" style:family="text">
      <style:text-properties fo:color="#ffff55"/>
    </style:style>
    <style:style style:name="T8" style:family="text">
      <style:text-properties fo:color="#c0c0c0"/>
    </style:style>
    <style:style style:name="T9" style:family="text">
      <style:text-properties fo:color="#55ff55"/>
    </style:style>
    <style:style style:name="T10" style:family="text">
      <style:text-properties fo:font-weight="bold"/>
    </style:style>
    <style:style style:name="T11" style:family="text">
      <style:text-properties fo:font-weight="bold" officeooo:rsid="001b9aba"/>
    </style:style>
    <style:style style:name="T12" style:family="text">
      <style:text-properties fo:color="#55ffff"/>
    </style:style>
    <style:style style:name="T13" style:family="text">
      <style:text-properties fo:color="#aaaaaa"/>
    </style:style>
    <style:style style:name="T14" style:family="text">
      <style:text-properties fo:color="#ff55ff"/>
    </style:style>
    <style:style style:name="T15" style:family="text">
      <style:text-properties officeooo:rsid="001b9aba"/>
    </style:style>
    <style:style style:name="T16" style:family="text">
      <style:text-properties officeooo:rsid="0022f3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5 Union-find</text:h>
      <text:p text:style-name="P1"/>
      <text:h text:style-name="Heading_20_2" text:outline-level="2">1. Dynamic connectivity</text:h>
      <text:p text:style-name="P2"/>
      <text:h text:style-name="Heading_20_3" text:outline-level="3">Definition:</text:h>
      <text:p text:style-name="P3">Given a set of N objects:</text:p>
      <text:list xml:id="list2503041108" text:style-name="L1">
        <text:list-item>
          <text:p text:style-name="P11">union: connect two objects</text:p>
        </text:list-item>
        <text:list-item>
          <text:p text:style-name="P11">find/connect query: is there a path connecting the two objects?</text:p>
        </text:list-item>
      </text:list>
      <text:p text:style-name="P2"/>
      <text:h text:style-name="Heading_20_3" text:outline-level="3">Applications:</text:h>
      <text:list xml:id="list3744858986" text:style-name="L2">
        <text:list-item>
          <text:p text:style-name="P12">pixels in a digital photo</text:p>
        </text:list-item>
        <text:list-item>
          <text:p text:style-name="P12">computers on a network</text:p>
        </text:list-item>
        <text:list-item>
          <text:p text:style-name="P12">friends in a social network</text:p>
        </text:list-item>
        <text:list-item>
          <text:p text:style-name="P12"><text:span text:style-name="T1">t</text:span>ransistors in a computer chip</text:p>
        </text:list-item>
        <text:list-item>
          <text:p text:style-name="P12">elements in a mathematical set</text:p>
        </text:list-item>
        <text:list-item>
          <text:p text:style-name="P13">metallic sites in a composite system</text:p>
        </text:list-item>
      </text:list>
      <text:h text:style-name="Heading_20_3" text:outline-level="3"/>
      <text:h text:style-name="Heading_20_3" text:outline-level="3"><text:span text:style-name="T2">Properties</text:span>:</text:h>
      <text:list xml:id="list3184552327" text:style-name="L3">
        <text:list-item>
          <text:p text:style-name="P14">Reflexive: <text:s/>p is connected to p</text:p>
        </text:list-item>
        <text:list-item>
          <text:p text:style-name="P15">symmetric: if p is connected to q, then q is connected to p</text:p>
        </text:list-item>
        <text:list-item>
          <text:p text:style-name="P15">transitive: if p is connected to q and q is connected to r, then p is connected to r</text:p>
        </text:list-item>
      </text:list>
      <text:p text:style-name="P4"/>
      <text:h text:style-name="P6" text:outline-level="3"><text:span text:style-name="T3">Implementation</text:span><text:span text:style-name="T4">s</text:span>:</text:h>
      <text:p text:style-name="P5">1. Quick-find <text:span text:style-name="T5">(eager approach)</text:span></text:p>
      <text:p text:style-name="P5">- <text:span text:style-name="T16">O(N^2)</text:span></text:p>
      <text:p text:style-name="P7"><text:span text:style-name="T15">void QuickFind::</text:span><text:span text:style-name="T11">connect</text:span><text:span text:style-name="T15">(unsigned p, unsigned q) {</text:span></text:p>
      <text:p text:style-name="P9"><text:s text:c="4"/>unsigned pID = rootID[p];</text:p>
      <text:p text:style-name="P8"><text:s text:c="4"/>unsigned qID = rootID[q];</text:p>
      <text:p text:style-name="P10"><text:s text:c="4"/>for(unsigned i = 0; i &lt; N; ++i)</text:p>
      <text:p text:style-name="P10"><text:s text:c="8"/>if (rootID[i] == pID) <text:s text:c="6"/>// (at most 2N+2 array accesses)</text:p>
      <text:p text:style-name="P9"><text:s text:c="12"/>rootID[i] = qID;</text:p>
      <text:p text:style-name="P8">}</text:p>
      <text:p text:style-name="P9">bool QuickFind::<text:span text:style-name="T10">connected</text:span>(unsigned p, unsigned q) {</text:p>
      <text:p text:style-name="P9"><text:s text:c="4"/>return rootID[p] == rootID[q];</text:p>
      <text:p text:style-name="P9">}</text:p>
      <text:p text:style-name="P16"/>
      <text:p text:style-name="P5">2. Quick-union <text:span text:style-name="T6">(lazy approach)</text:span>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7T11:58:03.274698138</meta:creation-date>
    <meta:generator>LibreOffice/6.3.5.2$Linux_X86_64 LibreOffice_project/30$Build-2</meta:generator>
    <dc:date>2020-04-23T08:40:03.002823360</dc:date>
    <meta:editing-duration>P1DT22H55M57S</meta:editing-duration>
    <meta:editing-cycles>24</meta:editing-cycles>
    <meta:document-statistic meta:table-count="0" meta:image-count="0" meta:object-count="0" meta:page-count="1" meta:paragraph-count="31" meta:word-count="165" meta:character-count="950" meta:non-whitespace-character-count="784"/>
  </office:meta>
</office:document-meta>
</file>